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"...Haa... Haa..."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a girl from class... "Harukaze, Tama"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rl
"Uh... haa... haa..."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My little one caught a cold that's been going
around, she started to get feverish"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's the sort of cold that any adult could sleep
off, but not a child as young as mine. If her
temperature doesn't go down..."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ere isn't any fever medicine left to buy,
either. The whole town has stocked up on it..."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f only... we had a 'Mediseed', then..."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's the seed of a plant which can bring down
temperatures in a flash."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 makes an effective fever medicine if you
take it infused in a drink"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e plant only grows where the light doesn't
reach, so the closest place would probably be
Dābu Cavern, north of here..."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Eh? You're going?"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You can't do that! Caves are monster
breeding grounds! It's too dangerous!"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B-But..."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My...! Is that true?"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-Thank you so much. I'll be waiting for
your return...!"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"Dābu Cavern is to the north of town."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"From what I remember, you can reach it
using the road to the west of here."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"Please bring me a 'Mediseed'. I'm counting
on you."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"That's... a Mediseed!"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"Thank you so much!"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"She's regained some color, and she seems
to be sleeping soundly."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"Zzz... zzz..."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"Uunn... yummy... soba... zzz..."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"She's doing so well, thanks to you all."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"I wish I could pay you back, somehow..."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"Even so, I want to express my gratitude."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"That's right—please accept this!"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"It's a permit, to receive the Blessing Ritual
from the priest at St. Yuria's Church."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"My husband is a reverend at the Church, so
I can sometimes get these through him."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"I'm sure you'll all be able to receive a
wonderful Blessing Ritual."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"Yes, and thank you so much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